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rsid="001c636c" officeooo:paragraph-rsid="001c636c"/>
    </style:style>
    <style:style style:name="P2" style:family="paragraph" style:parent-style-name="Standard">
      <style:text-properties officeooo:rsid="0028273b" officeooo:paragraph-rsid="0028273b"/>
    </style:style>
    <style:style style:name="P3" style:family="paragraph" style:parent-style-name="Standard">
      <style:text-properties officeooo:rsid="002c855a" officeooo:paragraph-rsid="002c855a"/>
    </style:style>
    <style:style style:name="P4" style:family="paragraph" style:parent-style-name="Standard" style:list-style-name="L1">
      <style:text-properties officeooo:rsid="001c636c" officeooo:paragraph-rsid="001c636c"/>
    </style:style>
    <style:style style:name="P5" style:family="paragraph" style:parent-style-name="Standard" style:list-style-name="L1">
      <style:text-properties officeooo:rsid="001c636c" officeooo:paragraph-rsid="002c855a"/>
    </style:style>
    <style:style style:name="P6" style:family="paragraph" style:parent-style-name="Standard" style:list-style-name="L1">
      <style:text-properties officeooo:rsid="001c636c" officeooo:paragraph-rsid="00313f24"/>
    </style:style>
    <style:style style:name="P7" style:family="paragraph" style:parent-style-name="Standard" style:list-style-name="L1">
      <style:text-properties officeooo:rsid="001c636c" officeooo:paragraph-rsid="0033a4fd"/>
    </style:style>
    <style:style style:name="P8" style:family="paragraph" style:parent-style-name="Standard" style:list-style-name="L1">
      <style:text-properties officeooo:rsid="001c636c" officeooo:paragraph-rsid="0034c650"/>
    </style:style>
    <style:style style:name="P9" style:family="paragraph" style:parent-style-name="Standard" style:list-style-name="L1">
      <style:text-properties officeooo:rsid="001c636c" officeooo:paragraph-rsid="00385009"/>
    </style:style>
    <style:style style:name="P10" style:family="paragraph" style:parent-style-name="Standard" style:list-style-name="L1">
      <style:text-properties officeooo:rsid="001c636c" officeooo:paragraph-rsid="003af5ba"/>
    </style:style>
    <style:style style:name="P11" style:family="paragraph" style:parent-style-name="Standard" style:list-style-name="L2">
      <style:text-properties officeooo:rsid="001c636c" officeooo:paragraph-rsid="0031aaf2"/>
    </style:style>
    <style:style style:name="P12" style:family="paragraph" style:parent-style-name="Standard" style:list-style-name="L2">
      <style:text-properties officeooo:rsid="001c636c" officeooo:paragraph-rsid="002e52fb"/>
    </style:style>
    <style:style style:name="P13" style:family="paragraph" style:parent-style-name="Standard" style:list-style-name="L2">
      <style:text-properties officeooo:rsid="001c636c" officeooo:paragraph-rsid="001c636c"/>
    </style:style>
    <style:style style:name="P14" style:family="paragraph" style:parent-style-name="Standard" style:list-style-name="L2">
      <style:text-properties officeooo:rsid="001c636c" officeooo:paragraph-rsid="00379388"/>
    </style:style>
    <style:style style:name="P15" style:family="paragraph" style:parent-style-name="Standard" style:list-style-name="L2">
      <style:text-properties officeooo:rsid="001c636c" officeooo:paragraph-rsid="003ca846"/>
    </style:style>
    <style:style style:name="P16" style:family="paragraph" style:parent-style-name="Standard" style:list-style-name="L2">
      <style:text-properties officeooo:rsid="001c636c" officeooo:paragraph-rsid="003d101f"/>
    </style:style>
    <style:style style:name="P17" style:family="paragraph" style:parent-style-name="Standard" style:list-style-name="L2">
      <style:text-properties officeooo:rsid="001c636c" officeooo:paragraph-rsid="003ead1d"/>
    </style:style>
    <style:style style:name="P18" style:family="paragraph" style:parent-style-name="Standard">
      <style:text-properties officeooo:rsid="001c636c" officeooo:paragraph-rsid="001c636c"/>
    </style:style>
    <style:style style:name="P19" style:family="paragraph" style:parent-style-name="Standard">
      <style:text-properties officeooo:rsid="001c636c" officeooo:paragraph-rsid="003af5ba"/>
    </style:style>
    <style:style style:name="P20" style:family="paragraph" style:parent-style-name="Standard">
      <style:text-properties officeooo:rsid="001c636c" officeooo:paragraph-rsid="003ca846"/>
    </style:style>
    <style:style style:name="P21" style:family="paragraph" style:parent-style-name="Standard" style:list-style-name="L1">
      <style:text-properties fo:color="#000000" loext:opacity="100%" officeooo:rsid="001c636c" officeooo:paragraph-rsid="001c636c"/>
    </style:style>
    <style:style style:name="P22" style:family="paragraph" style:parent-style-name="Standard" style:list-style-name="L1">
      <style:text-properties fo:color="#000000" loext:opacity="100%" officeooo:rsid="001c636c" officeooo:paragraph-rsid="002214d4"/>
    </style:style>
    <style:style style:name="P23" style:family="paragraph" style:parent-style-name="Standard" style:list-style-name="L1">
      <style:text-properties fo:color="#000000" loext:opacity="100%" officeooo:rsid="001c636c" officeooo:paragraph-rsid="001db8f5"/>
    </style:style>
    <style:style style:name="P24" style:family="paragraph" style:parent-style-name="Standard">
      <style:text-properties officeooo:rsid="0028273b" officeooo:paragraph-rsid="0028273b"/>
    </style:style>
    <style:style style:name="T1" style:family="text">
      <style:text-properties officeooo:rsid="002e52fb"/>
    </style:style>
    <style:style style:name="T2" style:family="text">
      <style:text-properties officeooo:rsid="0032874f"/>
    </style:style>
    <style:style style:name="T3" style:family="text">
      <style:text-properties officeooo:rsid="003d101f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016123693" text:style-name="L1">
        <text:list-item>
          <text:p text:style-name="P4">Isalpha</text:p>
        </text:list-item>
        <text:list-item>
          <text:p text:style-name="P4">isdigit</text:p>
        </text:list-item>
        <text:list-item>
          <text:p text:style-name="P4">isascii</text:p>
        </text:list-item>
        <text:list-item>
          <text:p text:style-name="P21">isprint</text:p>
        </text:list-item>
        <text:list-item>
          <text:p text:style-name="P4">strlen</text:p>
        </text:list-item>
        <text:list-item>
          <text:p text:style-name="P4">toupper</text:p>
        </text:list-item>
        <text:list-item>
          <text:p text:style-name="P4">tolower</text:p>
        </text:list-item>
        <text:list-item>
          <text:p text:style-name="P4">strncmp</text:p>
        </text:list-item>
        <text:list-item>
          <text:p text:style-name="P4">strdup</text:p>
        </text:list-item>
        <text:list-item>
          <text:p text:style-name="P4">strjoin</text:p>
        </text:list-item>
        <text:list-item>
          <text:p text:style-name="P21">putnbr</text:p>
        </text:list-item>
        <text:list-item>
          <text:p text:style-name="P21">putchar</text:p>
        </text:list-item>
        <text:list-item>
          <text:p text:style-name="P22">putstr</text:p>
        </text:list-item>
        <text:list-item>
          <text:p text:style-name="P22">strlcpy</text:p>
        </text:list-item>
        <text:list-item>
          <text:p text:style-name="P21">atoi</text:p>
        </text:list-item>
        <text:list-item>
          <text:p text:style-name="P21">ft_putendl_fd</text:p>
        </text:list-item>
        <text:list-item>
          <text:p text:style-name="P23">isalnum</text:p>
        </text:list-item>
        <text:list-item>
          <text:p text:style-name="P5">strchr</text:p>
        </text:list-item>
        <text:list-item>
          <text:p text:style-name="P6">strrchr</text:p>
        </text:list-item>
        <text:list-item>
          <text:p text:style-name="P7">memset</text:p>
        </text:list-item>
        <text:list-item>
          <text:p text:style-name="P8">bzero</text:p>
        </text:list-item>
        <text:list-item>
          <text:p text:style-name="P9">strlca<text:span text:style-name="T1">t</text:span></text:p>
        </text:list-item>
        <text:list-item>
          <text:p text:style-name="P10">ft_itoa</text:p>
        </text:list-item>
        <text:list-item>
          <text:p text:style-name="P10">strnstr</text:p>
        </text:list-item>
      </text:list>
      <text:p text:style-name="P19"/>
      <text:p text:style-name="P3">FALTAM:</text:p>
      <text:p text:style-name="P1"/>
      <text:list xml:id="list773951730" text:style-name="L2">
        <text:list-item>
          <text:p text:style-name="P16">memchr</text:p>
        </text:list-item>
        <text:list-item>
          <text:p text:style-name="P17">memcmp</text:p>
        </text:list-item>
        <text:list-item>
          <text:p text:style-name="P17">memmove</text:p>
        </text:list-item>
        <text:list-item>
          <text:p text:style-name="P11">memcpy</text:p>
        </text:list-item>
      </text:list>
      <text:p text:style-name="P20"/>
      <text:list xml:id="list191022659397364" text:continue-numbering="true" text:style-name="L2">
        <text:list-item>
          <text:p text:style-name="P15">ft_substr</text:p>
        </text:list-item>
        <text:list-item>
          <text:p text:style-name="P13">calloc</text:p>
        </text:list-item>
        <text:list-item>
          <text:p text:style-name="P14">ft_strtrim</text:p>
        </text:list-item>
        <text:list-item>
          <text:p text:style-name="P14">ft_split</text:p>
        </text:list-item>
        <text:list-item>
          <text:p text:style-name="P13">ft_strmapi</text:p>
        </text:list-item>
        <text:list-item>
          <text:p text:style-name="P13">ft_striteri</text:p>
        </text:list-item>
      </text:list>
      <text:p text:style-name="P1"/>
      <text:p text:style-name="P2"/>
      <text:p text:style-name="P2">makefile</text:p>
      <text:p text:style-name="P2">cc flags <text:span text:style-name="T3">e testes</text:span></text:p>
      <text:p text:style-name="P2">review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8T15:07:17.764340726</meta:creation-date>
    <meta:generator>LibreOffice/7.3.7.2$Linux_X86_64 LibreOffice_project/30$Build-2</meta:generator>
    <dc:date>2024-04-17T19:10:21.804371591</dc:date>
    <meta:editing-duration>PT1H6M54S</meta:editing-duration>
    <meta:editing-cycles>6</meta:editing-cycles>
    <meta:document-statistic meta:table-count="0" meta:image-count="0" meta:object-count="0" meta:page-count="1" meta:paragraph-count="38" meta:word-count="75" meta:character-count="364" meta:non-whitespace-character-count="361"/>
  </office:meta>
</office:document-meta>
</file>